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Rubriques</text:p>
      <text:p text:style-name="Standard"/>
      <text:p text:style-name="Standard"><text:tab/><text:tab/><text:span text:style-name="T7">Présentation</text:span></text:p>
      <text:list xml:id="list5809486500343778864" text:style-name="L1">
        <text:list-item>
          <text:p text:style-name="P2"><text:span text:style-name="T1">Édito</text:span> + parodie des mention légales + Creative Commons (pro et neutre, en relation avec notre expérience sur le développement du fanzine)</text:p>
        </text:list-item>
        <text:list-item>
          <text:p text:style-name="P2">Sommaire + image et anecdote en lien.</text:p>
        </text:list-item>
        <text:list-item>
          <text:p text:style-name="P3">Les Chroniques d'Outre-Web</text:p>
          <text:list>
            <text:list-item>
              <text:p text:style-name="P2"><text:span text:style-name="T1">Les Brèves</text:span> (Facts : Anniversaires, hommage, chiffres, anecdotes)</text:p>
            </text:list-item>
            <text:list-item>
              <text:p text:style-name="P2"><text:span text:style-name="T1">Déchiffrage</text:span> (Lumière sur une actualité)</text:p>
              <text:p text:style-name="P2"/>
              <text:list>
                <text:list-header>
                  <text:p text:style-name="P4">Titre à chercher</text:p>
                </text:list-header>
              </text:list>
            </text:list-item>
          </text:list>
        </text:list-item>
        <text:list-item>
          <text:p text:style-name="P2"><text:span text:style-name="T1">État des lieux</text:span> (historique, pertinence, constat, pourquoi on en est la</text:p>
        </text:list-item>
        <text:list-item>
          <text:p text:style-name="P2"><text:span text:style-name="T1">Sous l'capot :</text:span> (technologie, concrètement)</text:p>
        </text:list-item>
        <text:list-item>
          <text:p text:style-name="P2"><text:span text:style-name="T1">Alternative To </text:span>: <text:span text:style-name="T3">Qu'est ce qu'on peut y faire ?</text:span></text:p>
        </text:list-item>
        <text:list-item>
          <text:p text:style-name="P2"><text:span text:style-name="T1">Le Versus</text:span> « Libre VS Propriétaire »</text:p>
        </text:list-item>
        <text:list-item>
          <text:p text:style-name="P2">Interview (Interview professionnel en rapport au thème)</text:p>
        </text:list-item>
        <text:list-item>
          <text:p text:style-name="P2">Aller plus loin (site, youtubeur, auteur, blogueur)</text:p>
        </text:list-item>
      </text:list>
      <text:p text:style-name="Standard"/>
      <text:p text:style-name="Standard"><text:tab/><text:tab/><text:span text:style-name="T7">Sous le soleil de nos pairs</text:span></text:p>
      <text:list xml:id="list31330866" text:continue-numbering="true" text:style-name="L1">
        <text:list-item>
          <text:p text:style-name="P2"><text:span text:style-name="T1">Rétrospectives</text:span></text:p>
          <text:list>
            <text:list-item>
              <text:p text:style-name="P2"><text:span text:style-name="T1"><text:s/></text:span>(Bio en BD ou section historique ou de grandes choses se sont jouées.)</text:p>
            </text:list-item>
          </text:list>
        </text:list-item>
        <text:list-item>
          <text:p text:style-name="P2"><text:span text:style-name="T1">Quelque part sur Terre </text:span>: <text:span text:style-name="T3">Ils sont déter'</text:span></text:p>
        </text:list-item>
        <text:list-item>
          <text:p text:style-name="P2"><text:span text:style-name="T1">I NEED YOU ! : </text:span></text:p>
        </text:list-item>
        <text:list-item>
          <text:p text:style-name="P2"><text:span text:style-name="T2">P</text:span><text:span text:style-name="T1">rospective : </text:span><text:span text:style-name="T4">Retour vers le futur</text:span><text:span text:style-name="T1"> </text:span><text:span text:style-name="T2">(Imaginons la suite,</text:span>)</text:p>
        </text:list-item>
      </text:list>
      <text:p text:style-name="Standard"/>
      <text:list xml:id="list31330865" text:continue-numbering="true" text:style-name="L1">
        <text:list-item>
          <text:list>
            <text:list-item>
              <text:list>
                <text:list-header>
                  <text:p text:style-name="P4">Détente</text:p>
                </text:list-header>
              </text:list>
            </text:list-item>
          </text:list>
        </text:list-item>
        <text:list-item>
          <text:p text:style-name="P2"><text:span text:style-name="T1">Espace Commentaire</text:span> avec le moyen de poster. Racontez vos misères.</text:p>
        </text:list-item>
        <text:list-item>
          <text:p text:style-name="P2"><text:span text:style-name="T1">Zone d’expression libre</text:span> ( coup de cœur et coup de gueule, article collaboratif, inclassable, Nouvelle ou histoire sur le thème de black mirror)</text:p>
        </text:list-item>
        <text:list-item>
          <text:p text:style-name="P2"><text:span text:style-name="T1">Insolites</text:span> (image virale du moment, fallait y penser, )</text:p>
        </text:list-item>
        <text:list-item>
          <text:p text:style-name="P3">Internet m’a tuer <text:span text:style-name="T2">(wall of shame, les fausses bonnes idée, drole, clippy, erreur, fails, )</text:span></text:p>
        </text:list-item>
      </text:list>
      <text:p text:style-name="Standard"/>
      <text:list xml:id="list31318050" text:continue-numbering="true" text:style-name="L1">
        <text:list-item>
          <text:p text:style-name="P2">Page des jeux (sudoku, mots fléchés, jeux plus complexes, page de test, Horoscope . . biais conitif, chercher l'info</text:p>
        </text:list-item>
        <text:list-item>
          <text:p text:style-name="P2">Glossaire rigolo sur la culture geek, à la manière d’un documentaire, avec humour et rigueur.</text:p>
        </text:list-item>
        <text:list-item>
          <text:p text:style-name="P2"><text:span text:style-name="T1">Agenda</text:span> (Les événements liés à l’informatique festival, )</text:p>
        </text:list-item>
        <text:list-item>
          <text:p text:style-name="P2"><text:span text:style-name="T1">Teaser</text:span> sur le prochain numéro + remerciement</text:p>
        </text:list-item>
        <text:list-item>
          <text:p text:style-name="P2">Questionnaire d’évaluation ( voir sang d’encre)</text:p>
        </text:list-item>
        <text:list-item>
          <text:p text:style-name="P2">Comment nous soutenir + vente accessoires et don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9T15:24:09.447642349</meta:creation-date>
    <dc:date>2018-10-05T11:13:02.56</dc:date>
    <meta:editing-duration>P1DT1H42M58S</meta:editing-duration>
    <meta:editing-cycles>29</meta:editing-cycles>
    <meta:generator>OpenOffice/4.1.5$Win32 OpenOffice.org_project/415m1$Build-9789</meta:generator>
    <dc:creator>Arriette Lecouineur</dc:creator>
    <meta:document-statistic meta:table-count="0" meta:image-count="0" meta:object-count="0" meta:page-count="1" meta:paragraph-count="31" meta:word-count="289" meta:character-count="1668"/>
  </office:meta>
</office:document-meta>
</file>